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0000000CABC9345B41DC8E39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ffffff" draw:marker-start-width="0.279cm" draw:marker-end-width="0.279cm" draw:fill="none" draw:textarea-horizontal-align="justify" draw:textarea-vertical-align="middle" draw:auto-grow-height="false" fo:min-height="1.647cm" fo:min-width="2.413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ffffff" draw:marker-start-width="0.279cm" draw:marker-end-width="0.279cm" draw:fill="none" draw:textarea-horizontal-align="justify" draw:textarea-vertical-align="middle" draw:auto-grow-height="false" fo:min-height="1.647cm" fo:min-width="2.794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ffffff" draw:marker-start-width="0.279cm" draw:marker-end-width="0.279cm" draw:fill="none" draw:textarea-horizontal-align="justify" draw:textarea-vertical-align="middle" draw:auto-grow-height="false" fo:min-height="1.647cm" fo:min-width="1.905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ffff" draw:marker-start-width="0.279cm" draw:marker-end-width="0.279cm" draw:fill="none" draw:textarea-horizontal-align="justify" draw:textarea-vertical-align="middle" draw:auto-grow-height="false" fo:min-height="1.647cm" fo:min-width="3.048cm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svg:stroke-width="0.081cm" svg:stroke-color="#66ff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ffffff" draw:marker-start-width="0.279cm" draw:marker-end-width="0.279cm" draw:fill="none" draw:textarea-horizontal-align="justify" draw:textarea-vertical-align="middle" draw:auto-grow-height="false" fo:min-height="2.397cm" fo:min-width="1.512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ffffff" draw:marker-start-width="0.279cm" draw:marker-end-width="0.279cm" draw:fill="none" draw:textarea-horizontal-align="justify" draw:textarea-vertical-align="middle" draw:auto-grow-height="false" fo:min-height="5.448cm" fo:min-width="2.65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2.159cm" svg:x="5.164cm" svg:y="4.502cm">
          <text:p text:style-name="P1">Pull</text:p>
          <text:p text:style-name="P1">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.175cm" svg:height="2.159cm" svg:x="19.109cm" svg:y="11.16cm">
          <text:p text:style-name="P1">Deploy</text:p>
          <text:p text:style-name="P1">To PS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3.556cm" svg:height="2.159cm" svg:x="14.164cm" svg:y="11.16cm">
          <text:p text:style-name="P1"><text:span text:style-name="T1">E2E</text:span></text:p>
          <text:p text:style-name="P1"><text:span text:style-name="T1">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2.667cm" svg:height="2.159cm" svg:x="10.017cm" svg:y="11.16cm">
          <text:p text:style-name="P1">Unit</text:p>
          <text:p text:style-name="P1">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175cm" svg:height="2.159cm" svg:x="5.318cm" svg:y="11.16cm">
          <text:p text:style-name="P1">Code</text:p>
          <text:p text:style-name="P1">Lint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81cm" svg:height="2.159cm" svg:x="21.955cm" svg:y="4.556cm">
          <text:p text:style-name="P1">Deploy To<text:line-break/>Review 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175cm" svg:height="2.159cm" svg:x="17.764cm" svg:y="4.556cm">
          <text:p text:style-name="P1">E2E</text:p>
          <text:p text:style-name="P1">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175cm" svg:height="2.159cm" svg:x="13.573cm" svg:y="4.556cm">
          <text:p text:style-name="P1">Unit</text:p>
          <text:p text:style-name="P1">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175cm" svg:height="2.159cm" svg:x="12.684cm" svg:y="7.858cm">
          <text:p text:style-name="P1">Manual</text:p>
          <text:p text:style-name="P1">Q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175cm" svg:height="2.159cm" svg:x="16.621cm" svg:y="7.858cm">
          <text:p text:style-name="P1">Code</text:p>
          <text:p text:style-name="P1">Re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175cm" svg:height="2.159cm" svg:x="9.509cm" svg:y="4.556cm">
          <text:p text:style-name="P1">Code</text:p>
          <text:p text:style-name="P1">Lin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175cm" svg:height="2.159cm" svg:x="8.62cm" svg:y="7.858cm">
          <text:p text:style-name="P1">Merge to</text:p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8.339cm" svg:y1="5.581cm" svg:x2="9.509cm" svg:y2="5.635cm" draw:start-shape="id1" draw:start-glue-point="1" draw:end-shape="id2" draw:end-glue-point="3" svg:d="M8339 5581h585v54h585" svg:viewBox="0 0 1171 55">
          <text:p/>
        </draw:connector>
        <draw:connector draw:style-name="gr5" draw:text-style-name="P2" draw:layer="layout" svg:x1="12.684cm" svg:y1="5.635cm" svg:x2="13.573cm" svg:y2="5.635cm" draw:start-shape="id2" draw:start-glue-point="1" draw:end-shape="id3" draw:end-glue-point="3" svg:d="M12684 5635h889" svg:viewBox="0 0 890 1">
          <text:p/>
        </draw:connector>
        <draw:connector draw:style-name="gr5" draw:text-style-name="P2" draw:layer="layout" svg:x1="16.748cm" svg:y1="5.635cm" svg:x2="17.764cm" svg:y2="5.635cm" draw:start-shape="id3" draw:start-glue-point="1" draw:end-shape="id4" draw:end-glue-point="3" svg:d="M16748 5635h1016" svg:viewBox="0 0 1017 1">
          <text:p/>
        </draw:connector>
        <draw:connector draw:style-name="gr5" draw:text-style-name="P2" draw:layer="layout" svg:x1="20.939cm" svg:y1="5.635cm" svg:x2="21.955cm" svg:y2="5.635cm" draw:start-shape="id4" draw:start-glue-point="1" draw:end-shape="id5" draw:end-glue-point="3" svg:d="M20939 5635h1016" svg:viewBox="0 0 1017 1">
          <text:p/>
        </draw:connector>
        <draw:connector draw:style-name="gr5" draw:text-style-name="P2" draw:layer="layout" svg:x1="23.86cm" svg:y1="6.715cm" svg:x2="19.796cm" svg:y2="8.937cm" draw:start-shape="id5" draw:start-glue-point="2" draw:end-shape="id6" draw:end-glue-point="1" svg:d="M23860 6715v2222h-4064" svg:viewBox="0 0 4065 2223">
          <text:p/>
        </draw:connector>
        <draw:connector draw:style-name="gr6" draw:text-style-name="P2" draw:layer="layout" svg:x1="16.621cm" svg:y1="8.937cm" svg:x2="15.859cm" svg:y2="8.937cm" draw:start-shape="id6" draw:start-glue-point="3" draw:end-shape="id7" draw:end-glue-point="1" svg:d="M16621 8937h-762" svg:viewBox="0 0 763 1">
          <text:p/>
        </draw:connector>
        <draw:connector draw:style-name="gr6" draw:text-style-name="P2" draw:layer="layout" svg:x1="12.684cm" svg:y1="8.937cm" svg:x2="11.795cm" svg:y2="8.937cm" draw:start-shape="id7" draw:start-glue-point="3" draw:end-shape="id8" draw:end-glue-point="1" svg:d="M12684 8937h-889" svg:viewBox="0 0 890 1">
          <text:p/>
        </draw:connector>
        <draw:connector draw:style-name="gr6" draw:text-style-name="P2" draw:layer="layout" draw:line-skew="-0.742cm" svg:x1="8.62cm" svg:y1="8.937cm" svg:x2="5.318cm" svg:y2="12.239cm" draw:start-shape="id8" draw:start-glue-point="3" draw:end-shape="id9" draw:end-glue-point="3" svg:d="M8620 8937h-4572v3302h1270" svg:viewBox="0 0 4573 3303">
          <text:p/>
        </draw:connector>
        <draw:connector draw:style-name="gr5" draw:text-style-name="P2" draw:layer="layout" svg:x1="8.493cm" svg:y1="12.239cm" svg:x2="10.017cm" svg:y2="12.239cm" draw:start-shape="id9" draw:start-glue-point="1" draw:end-shape="id10" draw:end-glue-point="3" svg:d="M8493 12239h1524" svg:viewBox="0 0 1525 1">
          <text:p/>
        </draw:connector>
        <draw:connector draw:style-name="gr5" draw:text-style-name="P2" draw:layer="layout" svg:x1="12.684cm" svg:y1="12.239cm" svg:x2="14.164cm" svg:y2="12.239cm" draw:start-shape="id10" draw:start-glue-point="1" draw:end-shape="id11" draw:end-glue-point="3" svg:d="M12684 12239h1480" svg:viewBox="0 0 1481 1">
          <text:p/>
        </draw:connector>
        <draw:connector draw:style-name="gr5" draw:text-style-name="P2" draw:layer="layout" svg:x1="17.72cm" svg:y1="12.239cm" svg:x2="19.109cm" svg:y2="12.239cm" draw:start-shape="id11" draw:start-glue-point="1" draw:end-shape="id12" draw:end-glue-point="3" svg:d="M17720 12239h1389" svg:viewBox="0 0 1390 1">
          <text:p/>
        </draw:connector>
        <draw:custom-shape draw:style-name="gr7" draw:text-style-name="P4" draw:layer="layout" svg:width="1.524cm" svg:height="1.524cm" svg:x="2.397cm" svg:y="3.7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2" draw:layer="layout" draw:line-skew="-0.361cm" svg:x1="6.751cm" svg:y1="4.502cm" svg:x2="3.159cm" svg:y2="3.54cm" draw:start-shape="id1" draw:start-glue-point="0" draw:end-shape="id13" draw:end-glue-point="0" svg:d="M6751 4502v-1851h-3592v889" svg:viewBox="0 0 3593 1852">
          <text:p/>
        </draw:connector>
        <draw:connector draw:style-name="gr8" draw:text-style-name="P2" draw:layer="layout" draw:line-skew="-0.361cm" svg:x1="11.096cm" svg:y1="4.556cm" svg:x2="3.159cm" svg:y2="3.54cm" draw:start-shape="id2" draw:start-glue-point="0" draw:end-shape="id13" draw:end-glue-point="0" svg:d="M11096 4556v-1905h-7937v889" svg:viewBox="0 0 7938 1906">
          <text:p/>
        </draw:connector>
        <draw:connector draw:style-name="gr8" draw:text-style-name="P2" draw:layer="layout" draw:line-skew="-0.361cm" svg:x1="15.16cm" svg:y1="4.556cm" svg:x2="3.159cm" svg:y2="3.54cm" draw:start-shape="id3" draw:start-glue-point="0" draw:end-shape="id13" draw:end-glue-point="0" svg:d="M15160 4556v-1905h-12001v889" svg:viewBox="0 0 12002 1906">
          <text:p/>
        </draw:connector>
        <draw:connector draw:style-name="gr8" draw:text-style-name="P2" draw:layer="layout" draw:line-skew="-0.361cm" svg:x1="19.351cm" svg:y1="4.556cm" svg:x2="3.159cm" svg:y2="3.54cm" draw:start-shape="id4" draw:start-glue-point="0" draw:end-shape="id13" draw:end-glue-point="0" svg:d="M19351 4556v-1905h-16192v889" svg:viewBox="0 0 16193 1906">
          <text:p/>
        </draw:connector>
        <draw:connector draw:style-name="gr8" draw:text-style-name="P2" draw:layer="layout" draw:line-skew="-0.361cm" svg:x1="23.86cm" svg:y1="4.556cm" svg:x2="3.159cm" svg:y2="3.54cm" draw:start-shape="id5" draw:start-glue-point="0" draw:end-shape="id13" draw:end-glue-point="0" svg:d="M23860 4556v-1905h-20701v889" svg:viewBox="0 0 20702 1906">
          <text:p/>
        </draw:connector>
        <draw:connector draw:style-name="gr8" draw:text-style-name="P2" draw:layer="layout" draw:line-skew="0.191cm" svg:x1="10.207cm" svg:y1="7.858cm" svg:x2="3.159cm" svg:y2="6.461cm" draw:start-shape="id8" draw:start-glue-point="0" draw:end-shape="id13" draw:end-glue-point="2" svg:d="M10207 7858v-508h-7048v-889" svg:viewBox="0 0 7049 1398">
          <text:p/>
        </draw:connector>
        <draw:connector draw:style-name="gr8" draw:text-style-name="P2" draw:layer="layout" draw:line-skew="0.191cm" svg:x1="14.271cm" svg:y1="7.858cm" svg:x2="3.159cm" svg:y2="6.461cm" draw:start-shape="id7" draw:start-glue-point="0" draw:end-shape="id13" draw:end-glue-point="2" svg:d="M14271 7858v-508h-11112v-889" svg:viewBox="0 0 11113 1398">
          <text:p/>
        </draw:connector>
        <draw:connector draw:style-name="gr8" draw:text-style-name="P2" draw:layer="layout" draw:line-skew="0.191cm" svg:x1="18.208cm" svg:y1="7.858cm" svg:x2="3.159cm" svg:y2="6.461cm" draw:start-shape="id6" draw:start-glue-point="0" draw:end-shape="id13" draw:end-glue-point="2" svg:d="M18208 7858v-508h-15049v-889" svg:viewBox="0 0 15050 1398">
          <text:p/>
        </draw:connector>
        <draw:connector draw:style-name="gr8" draw:text-style-name="P2" draw:layer="layout" svg:x1="6.905cm" svg:y1="13.319cm" svg:x2="3.159cm" svg:y2="6.461cm" draw:start-shape="id9" draw:start-glue-point="2" draw:end-shape="id13" draw:end-glue-point="2" svg:d="M6905 13319v527h-3746v-7385" svg:viewBox="0 0 3747 7386">
          <text:p/>
        </draw:connector>
        <draw:connector draw:style-name="gr8" draw:text-style-name="P2" draw:layer="layout" svg:x1="11.35cm" svg:y1="13.319cm" svg:x2="3.159cm" svg:y2="6.461cm" draw:start-shape="id10" draw:start-glue-point="2" draw:end-shape="id13" draw:end-glue-point="2" svg:d="M11350 13319v527h-8191v-7385" svg:viewBox="0 0 8192 7386">
          <text:p/>
        </draw:connector>
        <draw:connector draw:style-name="gr8" draw:text-style-name="P2" draw:layer="layout" svg:x1="15.942cm" svg:y1="13.319cm" svg:x2="3.159cm" svg:y2="6.461cm" draw:start-shape="id11" draw:start-glue-point="2" draw:end-shape="id13" draw:end-glue-point="2" svg:d="M15942 13319v527h-12783v-7385" svg:viewBox="0 0 12784 7386">
          <text:p/>
        </draw:connector>
        <draw:connector draw:style-name="gr8" draw:text-style-name="P2" draw:layer="layout" svg:x1="20.696cm" svg:y1="13.319cm" svg:x2="3.159cm" svg:y2="6.461cm" draw:start-shape="id12" draw:start-glue-point="2" draw:end-shape="id13" draw:end-glue-point="2" svg:d="M20696 13319v527h-17537v-7385" svg:viewBox="0 0 17538 7386">
          <text:p/>
        </draw:connector>
        <draw:line draw:style-name="gr9" draw:text-style-name="P2" draw:layer="layout" svg:x1="4.302cm" svg:y1="5.064cm" svg:x2="5.191cm" svg:y2="5.572cm">
          <text:p/>
        </draw:line>
        <draw:custom-shape draw:style-name="gr7" draw:text-style-name="P4" draw:layer="layout" svg:width="1.524cm" svg:height="1.524cm" svg:x="23.987cm" svg:y="10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4" draw:layer="layout" svg:width="1.524cm" svg:height="1.524cm" svg:x="24.749cm" svg:y="11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4" draw:layer="layout" svg:width="1.524cm" svg:height="1.524cm" svg:x="23.352cm" svg:y="13.3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2" xml:id="id13" draw:id="id13" draw:layer="layout" svg:width="2.286cm" svg:height="2.921cm" svg:x="2.016cm" svg:y="3.54cm">
          <text:p text:style-name="P1"/>
          <text:p text:style-name="P1"/>
          <text:p text:style-name="P1"/>
          <text:p text:style-name="P1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556cm" svg:height="6.096cm" svg:x="23.098cm" svg:y="9.76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Every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100000000CABC9345B41DC8E3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bitmap" draw:fill-color="#9999ff" draw:fill-image-name="background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8:16:14.320529000</meta:creation-date>
    <dc:date>2016-11-13T15:03:57.388685000</dc:date>
    <meta:editing-duration>PT2H6M22S</meta:editing-duration>
    <meta:editing-cycles>9</meta:editing-cycles>
    <meta:generator>LibreOffice/5.2.3.3$MacOSX_X86_64 LibreOffice_project/d54a8868f08a7b39642414cf2c8ef2f228f780cf</meta:generator>
    <meta:document-statistic meta:object-count="42"/>
  </office:meta>
</office:document-meta>
</file>